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051" officeooo:paragraph-rsid="0003c051"/>
    </style:style>
    <style:style style:name="P2" style:family="paragraph" style:parent-style-name="Standard">
      <style:text-properties officeooo:rsid="0003c051" officeooo:paragraph-rsid="0003c051"/>
    </style:style>
    <style:style style:name="P3" style:family="paragraph" style:parent-style-name="Standard">
      <style:text-properties officeooo:rsid="00051175" officeooo:paragraph-rsid="000511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lab central reposotiry login</text:p>
      <text:p text:style-name="P1"/>
      <text:p text:style-name="P1">username: root</text:p>
      <text:p text:style-name="P1">password: Gitlab123$</text:p>
      <text:p text:style-name="P1"/>
      <text:p text:style-name="P3">jenkins</text:p>
      <text:p text:style-name="P3">username: venkat</text:p>
      <text:p text:style-name="P3">password: Jenkins123$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08:53:38.602171677</meta:creation-date>
    <dc:date>2017-05-24T20:31:44.088776959</dc:date>
    <meta:editing-duration>PT2M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14" meta:character-count="110" meta:non-whitespace-character-count="102"/>
  </office:meta>
</office:document-meta>
</file>